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FD000000635B66419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8pt" fo:language="bg" fo:country="BG" style:font-size-asian="18pt" style:font-size-complex="18pt"/>
    </style:style>
    <style:style style:name="P2" style:family="paragraph" style:parent-style-name="Header">
      <style:text-properties style:font-name="Verdana" fo:font-size="15pt" fo:language="en" fo:country="US" style:font-size-asian="15pt" style:font-size-complex="15pt"/>
    </style:style>
    <style:style style:name="P3" style:family="paragraph" style:parent-style-name="Header">
      <style:text-properties fo:language="bg" fo:country="BG"/>
    </style:style>
    <style:style style:name="P4" style:family="paragraph" style:parent-style-name="Horizontal_20_Line">
      <style:text-properties fo:font-size="15pt" fo:language="en" fo:country="US" style:font-size-asian="15pt" style:font-size-complex="15pt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2pt" fo:language="bg" fo:country="BG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Verdana" fo:font-size="12pt" fo:language="bg" fo:country="BG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12pt" fo:language="bg" fo:country="BG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12pt" fo:language="bg" fo:country="BG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" fo:font-size="13pt" fo:language="bg" fo:country="BG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3pt" fo:language="bg" fo:country="BG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Verdana" fo:font-size="13pt" fo:language="bg" fo:country="BG" fo:font-weight="bol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Verdana" fo:font-size="13pt" fo:language="en" fo:country="US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Verdana" fo:font-size="15pt" fo:language="bg" fo:country="BG" fo:font-weight="bold" style:font-size-asian="15pt" style:font-weight-asian="bold" style:font-size-complex="15pt" style:font-weight-complex="bold"/>
    </style:style>
    <style:style style:name="T1" style:family="text">
      <style:text-properties style:font-name="Verdana" fo:font-weight="normal" style:font-weight-asian="normal" style:font-weight-complex="normal"/>
    </style:style>
    <style:style style:name="T2" style:family="text">
      <style:text-properties style:font-name="Verdana" fo:language="en" fo:country="US" fo:font-weight="normal" style:font-weight-asian="normal" style:font-weight-complex="normal"/>
    </style:style>
    <style:style style:name="T3" style:family="text">
      <style:text-properties style:font-name="Verdana" fo:font-size="15pt" fo:language="en" fo:country="US" style:font-size-asian="15pt" style:font-size-complex="15pt"/>
    </style:style>
    <style:style style:name="T4" style:family="text">
      <style:text-properties style:font-name="Verdana" fo:font-size="15pt" fo:language="zxx" fo:country="none" style:font-size-asian="15pt" style:font-size-complex="15pt"/>
    </style:style>
    <style:style style:name="T5" style:family="text">
      <style:text-properties fo:language="en" fo:country="US"/>
    </style:style>
    <style:style style:name="T6" style:family="text">
      <style:text-properties fo:color="#ff0000"/>
    </style:style>
    <style:style style:name="T7" style:family="text">
      <style:text-properties fo:color="#ff0000" fo:language="en" fo:country="US"/>
    </style:style>
    <style:style style:name="T8" style:family="text">
      <style:text-properties fo:color="#000000" fo:language="en" fo:country="US"/>
    </style:style>
    <style:style style:name="fr1" style:family="graphic" style:parent-style-name="Frame">
      <style:graphic-properties style:run-through="foreground" style:wrap="parallel" style:number-wrapped-paragraphs="no-limit" style:vertical-pos="top" style:vertical-rel="paragraph-content" style:horizontal-pos="left" style:horizontal-rel="paragraph" fo:padding="0.15cm" fo:border="0.018cm solid #000000" style:shadow="#808080 0.18cm 0.18cm"/>
    </style:style>
    <style:style style:name="fr2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0.018cm solid #000000" style:shadow="#808080 0.18cm 0.18cm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Лекция 3</text:p>
      <text:p text:style-name="P16">Едномерни масиви.</text:p>
      <text:p text:style-name="P13"/>
      <text:p text:style-name="P13"/>
      <text:p text:style-name="P14">От книгата:</text:p>
      <text:p text:style-name="P14"/>
      <text:p text:style-name="P10">Масиви: От<text:span text:style-name="T5"> 190 </text:span>до 197 страница</text:p>
      <text:p text:style-name="P7"/>
      <text:p text:style-name="P14">Задачи за домашно:</text:p>
      <text:p text:style-name="P14"/>
      <text:p text:style-name="P12">Задача 1: </text:p>
      <text:p text:style-name="P12"/>
      <text:p text:style-name="P12">Да се прочете масив от екрана и да се намери най-малкото число кратно на 3 от масива <text:span text:style-name="T7">(</text:span><text:span text:style-name="T6">за улеснение, нека първия елемент на масива въведен от потребителя да е винаги число кратно на 3</text:span><text:span text:style-name="T7">)</text:span><text:span text:style-name="T8">.</text:span></text:p>
      <text:p text:style-name="P12"/>
      <text:p text:style-name="P12"><draw:frame draw:style-name="fr1" draw:name="Frame11" text:anchor-type="paragraph" svg:width="16.254cm" draw:z-index="8"><draw:text-box fo:min-height="4.482cm"><text:p text:style-name="P8">Въведете размер за масива: 5</text:p><text:p text:style-name="P8">Въведете 1-я елемент:</text:p><text:p text:style-name="P8">10</text:p><text:p text:style-name="P8">Въведете 2-я елемент:</text:p><text:p text:style-name="P8">66</text:p><text:p text:style-name="P8">Въведете 3-я елемент:</text:p><text:p text:style-name="P8">12</text:p><text:p text:style-name="P8">Въведете 4-я елемент:</text:p><text:p text:style-name="P8">-417</text:p><text:p text:style-name="P8">Въведете 5-я елемент:</text:p><text:p text:style-name="P8">5</text:p><text:p text:style-name="P8">Най-малкото число кратно на 3 е 12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Задача 2: </text:p>
      <text:p text:style-name="P12"/>
      <text:p text:style-name="P12">Да се подкани потребителя да въведе размер на масива кратен на 2. След това да се подкани потребителя с подходящи съобщения да въведе половината от елементите. На останалите елемента на масива да се зададат стойности като на предишните 2. Последно, да се изведе масива на екрана.</text:p>
      <text:p text:style-name="P12"/>
      <text:p text:style-name="P12"><draw:frame draw:style-name="fr1" draw:name="Frame13" text:anchor-type="paragraph" svg:width="16.254cm" draw:z-index="11"><draw:text-box fo:min-height="4.482cm"><text:p text:style-name="P8">Въведете размер за масива: 8</text:p><text:p text:style-name="P8">Въведете 1-я елемент:</text:p><text:p text:style-name="P8">10</text:p><text:p text:style-name="P8">Въведете 2-я елемент:</text:p><text:p text:style-name="P8">12</text:p><text:p text:style-name="P8">Въведете 3-я елемент:</text:p><text:p text:style-name="P8">1</text:p><text:p text:style-name="P8">Въведете 4-я елемент:</text:p><text:p text:style-name="P8">-4</text:p><text:p text:style-name="P8"/><text:p text:style-name="P8">10 12 1 -4 10 12 1 -4 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Задача 3:</text:p>
      <text:p text:style-name="P12"/>
      <text:p text:style-name="P12">Да се въведе число от конзолата след което да се създаде масив с 10 елемента по следния начин:</text:p>
      <text:p text:style-name="P12"><text:tab/>Първите 2 елемента на масива са въведеното число.</text:p>
      <text:p text:style-name="P12"><text:tab/>Всеки следващ елемент на масива е равен на сбора от предишните 2 елемента в масива.</text:p>
      <text:p text:style-name="P12"/>
      <text:p text:style-name="P12">След това изведете масива на козолата.</text:p>
      <text:p text:style-name="P12"><draw:frame draw:style-name="fr2" draw:name="Frame12" text:anchor-type="paragraph" svg:x="0.289cm" svg:y="0.332cm" svg:width="16.254cm" draw:z-index="9"><draw:text-box fo:min-height="1.517cm"><text:p text:style-name="P8">Въведете число: 1</text:p><text:p text:style-name="P8">1 1 2 3 5 8 13 21 34 55</text:p></draw:text-box></draw:frame> </text:p>
      <text:p text:style-name="P12"/>
      <text:p text:style-name="P12"/>
      <text:p text:style-name="P12"/>
      <text:p text:style-name="P12"/>
      <text:p text:style-name="P12"/>
      <text:p text:style-name="P12">Задача 4:</text:p>
      <text:p text:style-name="P12"/>
      <text:p text:style-name="P12">Да се прочете масив от екрана и да се провери дали е огледален.</text:p>
      <text:p text:style-name="P12"/>
      <text:p text:style-name="P12">Следните масиви са огледални:</text:p>
      <text:p text:style-name="P15">[3 7 7 3]</text:p>
      <text:p text:style-name="P15">[4]</text:p>
      <text:p text:style-name="P15">[1 55 1]</text:p>
      <text:p text:style-name="P15">[6 27 -1 5 7 7 5 -1 27 6]</text:p>
      <text:p text:style-name="P15"/>
      <text:p text:style-name="P15"><draw:frame draw:style-name="fr1" draw:name="Frame14" text:anchor-type="paragraph" svg:width="16.254cm" draw:z-index="10"><draw:text-box fo:min-height="4.482cm"><text:p text:style-name="P8">Въведете размер за масива: 5</text:p><text:p text:style-name="P8">Въведете 1-я елемент:</text:p><text:p text:style-name="P8">10</text:p><text:p text:style-name="P8">Въведете 2-я елемент:</text:p><text:p text:style-name="P8">66</text:p><text:p text:style-name="P8">Въведете 3-я елемент:</text:p><text:p text:style-name="P8">1</text:p><text:p text:style-name="P8">Въведете 4-я елемент:</text:p><text:p text:style-name="P6">66</text:p><text:p text:style-name="P8">Въведете 5-я елемент:</text:p><text:p text:style-name="P6">10</text:p><text:p text:style-name="P8">Масива е огледален</text:p></draw:text-box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Задача 5:</text:p>
      <text:p text:style-name="P11"/>
      <text:p text:style-name="P10">Напишете програма, която създава масив с 10 елемента от </text:p>
      <text:p text:style-name="P10">тип <text:span text:style-name="T5">double</text:span> и инициализира всеки от елементите със стойност </text:p>
      <text:p text:style-name="P10">равна на индекса на елемента умножен по <text:span text:style-name="T5">3</text:span>.</text:p>
      <text:p text:style-name="P10">Да се изведат елементите на екрана.</text:p>
      <text:p text:style-name="P10"/>
      <text:p text:style-name="P12">Задача 6:</text:p>
      <text:p text:style-name="P11"/>
      <text:p text:style-name="P10">Напишете програма, която първо чете 2 масива от конзолата (от целочислен тип), и после извежда съобщение дали са еднакви, и дали са с еднакъв размер.</text:p>
      <text:p text:style-name="P11"/>
      <text:p text:style-name="P8"><draw:frame draw:style-name="fr1" draw:name="Frame8" text:anchor-type="paragraph" svg:width="16.254cm" draw:z-index="5"><draw:text-box fo:min-height="4.482cm"><text:p text:style-name="P8">Въведете размер за първия масив: 3</text:p><text:p text:style-name="P8">Въведете елементите на първия масив:</text:p><text:p text:style-name="P8">13</text:p><text:p text:style-name="P8">2</text:p><text:p text:style-name="P8">7</text:p><text:p text:style-name="P8">Въведете размер за втория масив: 3</text:p><text:p text:style-name="P8">Въведете елементите на втория масив:</text:p><text:p text:style-name="P8">13</text:p><text:p text:style-name="P8">5</text:p><text:p text:style-name="P8">7</text:p><text:p text:style-name="P8">Масивите са различни.</text:p><text:p text:style-name="P8">Масивите имат еднакъв размер.</text:p><text:p text:style-name="P8"/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Задача 7:</text:p>
      <text:p text:style-name="P11"/>
      <text:p text:style-name="P10">Напишете програма, която първо чете масив от клавиатурата и после създава нов масив със същия размер по следния начин: стойността на всеки елемент от втория масив да е равна на сбора от предходния и следващият елемент на съответния елемент от първия масив.</text:p>
      <text:p text:style-name="P10">Да се изведе получения масив.</text:p>
      <text:p text:style-name="P11"/>
      <text:p text:style-name="P12">Пример:</text:p>
      <text:p text:style-name="P12"><draw:frame draw:style-name="fr2" draw:name="Frame10" text:anchor-type="paragraph" svg:x="0.201cm" svg:y="0.464cm" svg:width="16.254cm" draw:z-index="7"><draw:text-box fo:min-height="4.387cm"><text:p text:style-name="P8">Въведете размер на масива: 4</text:p><text:p text:style-name="P8">Въведете елементите на масива:</text:p><text:p text:style-name="P8">2</text:p><text:p text:style-name="P8">3</text:p><text:p text:style-name="P8">-11</text:p><text:p text:style-name="P8">7</text:p><text:p text:style-name="P8">Полученият масив е: <text:span text:style-name="T5">{3, -9, 10, -11}</text:span></text:p></draw:text-box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Задача 8:</text:p>
      <text:p text:style-name="P11"/>
      <text:p text:style-name="P10">Напишете програма, която намира и извежда най-дългата редица от еднакви поредни елементи в даден масив.</text:p>
      <text:p text:style-name="P11"/>
      <text:p text:style-name="P12">Пример:</text:p>
      <text:p text:style-name="P12"><draw:frame draw:style-name="fr2" draw:name="Frame9" text:anchor-type="paragraph" svg:x="0.201cm" svg:y="0.347cm" svg:width="16.254cm" draw:z-index="6"><draw:text-box fo:min-height="8.153cm"><text:p text:style-name="P8">Въведете размер на масива: 10</text:p><text:p text:style-name="P8">Въведете елементите на масива:</text:p><text:p text:style-name="P8">2</text:p><text:p text:style-name="P8">1</text:p><text:p text:style-name="P8">1</text:p><text:p text:style-name="P8">2</text:p><text:p text:style-name="P8">3</text:p><text:p text:style-name="P8">3</text:p><text:p text:style-name="P8">2</text:p><text:p text:style-name="P8">2</text:p><text:p text:style-name="P8">2</text:p><text:p text:style-name="P8">1</text:p><text:p text:style-name="P8"/><text:p text:style-name="P8">Максималната редица е: <text:s/>2 2 2</text:p></draw:text-box></draw:frame></text:p>
      <text:p text:style-name="P12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4"/>
      <text:p text:style-name="P8"/>
      <text:p text:style-name="P12"><text:soft-page-break/>Задача <text:span text:style-name="T5">9</text:span>:</text:p>
      <text:p text:style-name="P11"/>
      <text:p text:style-name="P10">Напишете програма, в която потребителя въвежда масив, след което елементите на масива се обръщат в обратен ред (Целта не е масива да се отпечата в обратен ред, ами първо да се обърне, след което да се отпечата в нормален ред). Пробвайте да решите задачата първо с един допълнителен масив и после без да използвате друг масив.</text:p>
      <text:p text:style-name="P11"/>
      <text:p text:style-name="P12">Пример:</text:p>
      <text:p text:style-name="P12"><draw:frame draw:style-name="fr2" draw:name="Frame1" text:anchor-type="paragraph" svg:x="0.201cm" svg:y="0.347cm" svg:width="16.254cm" draw:z-index="12"><draw:text-box fo:min-height="8.153cm"><text:p text:style-name="P8">Въведете размер на масива: 4</text:p><text:p text:style-name="P8">Въведете елементите на масива:</text:p><text:p text:style-name="P8">2</text:p><text:p text:style-name="P8">3</text:p><text:p text:style-name="P8">7</text:p><text:p text:style-name="P8">-5</text:p><text:p text:style-name="P8"/><text:p text:style-name="P8">-5 7 3 2</text:p></draw:text-box></draw:frame></text:p>
      <text:p text:style-name="P12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8pt" fo:language="bg" fo:country="BG" style:font-size-asian="18pt" style:font-size-complex="18pt"/>
    </style:style>
    <style:style style:name="MP2" style:family="paragraph" style:parent-style-name="Header">
      <style:text-properties style:font-name="Verdana" fo:font-size="15pt" fo:language="en" fo:country="US" style:font-size-asian="15pt" style:font-size-complex="15pt"/>
    </style:style>
    <style:style style:name="MP3" style:family="paragraph" style:parent-style-name="Header">
      <style:text-properties fo:language="bg" fo:country="BG"/>
    </style:style>
    <style:style style:name="MP4" style:family="paragraph" style:parent-style-name="Horizontal_20_Line">
      <style:text-properties fo:font-size="15pt" fo:language="en" fo:country="US" style:font-size-asian="15pt" style:font-size-complex="15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Verdana" fo:font-weight="normal" style:font-weight-asian="normal" style:font-weight-complex="normal"/>
    </style:style>
    <style:style style:name="MT2" style:family="text">
      <style:text-properties style:font-name="Verdana" fo:language="en" fo:country="US" fo:font-weight="normal" style:font-weight-asian="normal" style:font-weight-complex="normal"/>
    </style:style>
    <style:style style:name="MT3" style:family="text">
      <style:text-properties style:font-name="Verdana" fo:font-size="15pt" fo:language="en" fo:country="US" style:font-size-asian="15pt" style:font-size-complex="15pt"/>
    </style:style>
    <style:style style:name="MT4" style:family="text">
      <style:text-properties style:font-name="Verdana" fo:font-size="15pt" fo:language="zxx" fo:country="none" style:font-size-asian="15pt" style:font-size-complex="15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01cm" fo:margin-bottom="1.40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x="10.306cm" svg:y="0.175cm" svg:width="6.694cm" svg:height="2.619cm" draw:z-index="4"><draw:image xlink:href="Pictures/10000000000000FD000000635B66419F.jpg" xlink:type="simple" xlink:show="embed" xlink:actuate="onLoad"/></draw:frame><text:span text:style-name="MT1">Учебен център </text:span><text:span text:style-name="MT2">SoftAcad</text:span></text:p>
        <text:p text:style-name="MP2"/>
        <text:p text:style-name="MP3"><text:span text:style-name="MT3">website: </text:span><text:a xlink:type="simple" xlink:href="http://www.softacad.bg/"><text:span text:style-name="MT4">www.softacad.bg</text:span></text:a></text:p>
        <text:p text:style-name="MP3"><text:span text:style-name="MT3">email: </text:span><text:a xlink:type="simple" xlink:href="mailto:info@softacad.bg"><text:span text:style-name="MT4">info@softacad.bg</text:span></text:a></text:p>
        <text:p text:style-name="MP4"/>
      </style:header>
      <style:footer>
        <text:p text:style-name="MP5"><text:page-number style:num-format="1"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anislav Georgiev</meta:initial-creator>
    <meta:creation-date>2011-05-02T16:56:39.49</meta:creation-date>
    <dc:date>2012-11-08T23:27:08.98</dc:date>
    <dc:creator>Stanislav Georgiev</dc:creator>
    <meta:editing-duration>PT4H54M48S</meta:editing-duration>
    <meta:editing-cycles>15</meta:editing-cycles>
    <meta:generator>OpenOffice.org/3.3$Win32 OpenOffice.org_project/330m20$Build-9567</meta:generator>
    <meta:document-statistic meta:table-count="0" meta:image-count="1" meta:object-count="0" meta:page-count="5" meta:paragraph-count="118" meta:word-count="580" meta:character-count="3165"/>
  </office:meta>
</office:document-meta>
</file>